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894" officeooo:paragraph-rsid="001d8894"/>
    </style:style>
    <style:style style:name="P2" style:family="paragraph" style:parent-style-name="Standard">
      <style:text-properties officeooo:rsid="001d8894" officeooo:paragraph-rsid="001da854"/>
    </style:style>
    <style:style style:name="P3" style:family="paragraph" style:parent-style-name="Standard">
      <style:text-properties officeooo:rsid="001d8894" officeooo:paragraph-rsid="001e1385"/>
    </style:style>
    <style:style style:name="P4" style:family="paragraph" style:parent-style-name="Standard">
      <style:text-properties officeooo:rsid="001d8894" officeooo:paragraph-rsid="001e2e92"/>
    </style:style>
    <style:style style:name="T1" style:family="text">
      <style:text-properties officeooo:rsid="001da854"/>
    </style:style>
    <style:style style:name="T2" style:family="text">
      <style:text-properties officeooo:rsid="001e1385"/>
    </style:style>
    <style:style style:name="T3" style:family="text">
      <style:text-properties officeooo:rsid="001edc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TOS FUNCIONAIS</text:p>
      <text:p text:style-name="P1"/>
      <text:p text:style-name="P1">RF01 O Administrador deve cadastrar imóvel.</text:p>
      <text:p text:style-name="P1">RF02 O Administrador deve alterar dados do imóvel.</text:p>
      <text:p text:style-name="P1">RF03 O Administrador deve excluir imóvel.</text:p>
      <text:p text:style-name="P1">RF04 O Administrador deve cadastrar Corretor.</text:p>
      <text:p text:style-name="P1">RF05 O Administrador deve alterar dados Corretor.</text:p>
      <text:p text:style-name="P1">RF06 O Administrador deve excluir Corretor.</text:p>
      <text:p text:style-name="P1">RF07 O Administrador deve registrar abertura do contrato de venda de imóvel.</text:p>
      <text:p text:style-name="P1">RF08 O Administrador deve registrar abertura do contrato de aluguel de imóvel.</text:p>
      <text:p text:style-name="P1">RF09 O Administrador deve registrar fechamento de contrato de venda de imóvel.</text:p>
      <text:p text:style-name="P1">RF10 O Administrador deve registrar fechamento de contrato de aluguel de imóvel.</text:p>
      <text:p text:style-name="P1">RF11 O Administrador deve alterar dados dos contratos em aberto.</text:p>
      <text:p text:style-name="P2">RF<text:span text:style-name="T1">12</text:span> O <text:span text:style-name="T1">Corretor</text:span> deve registrar abertura do contrato de venda de imóvel.</text:p>
      <text:p text:style-name="P2">RF<text:span text:style-name="T1">13</text:span> O <text:span text:style-name="T1">Corretor</text:span> deve registrar abertura do contrato de aluguel de imóvel.</text:p>
      <text:p text:style-name="P2">RF<text:span text:style-name="T1">14</text:span> O <text:span text:style-name="T1">Corretor</text:span> deve alterar dados dos contratos em aberto.</text:p>
      <text:p text:style-name="P1">RF<text:span text:style-name="T1">15</text:span> O Administrador deve poder cancelar contrato <text:span text:style-name="T3">em aberto.</text:span></text:p>
      <text:p text:style-name="P1">RF1<text:span text:style-name="T1">6</text:span> O Administrador deve poder renovar contrato de aluguel de imóvel.</text:p>
      <text:p text:style-name="P1">RF1<text:span text:style-name="T1">7</text:span> O Administrador deve poder consultar todos os contratos de imóve<text:span text:style-name="T3">l.</text:span></text:p>
      <text:p text:style-name="P1">RF1<text:span text:style-name="T1">8</text:span> O Administrador deve cadastrar Cliente.</text:p>
      <text:p text:style-name="P1">RF1<text:span text:style-name="T1">9</text:span> O Administrador altera dados do Cliente.</text:p>
      <text:p text:style-name="P1">RF<text:span text:style-name="T1">20</text:span> O sistema deve gerar relatório com todos os imóveis cadastrados</text:p>
      <text:p text:style-name="P1">RF<text:span text:style-name="T1">21</text:span> O sistema deve gerar relatório com todos os imóveis a venda.</text:p>
      <text:p text:style-name="P1">RF<text:span text:style-name="T1">22</text:span> O sistema deve gerar relatório com todos os imóveis disponíveis para aluguel.</text:p>
      <text:p text:style-name="P1">RF2<text:span text:style-name="T1">3</text:span> O sistema deve gerar relatório com todos os clientes cadastrados no sistema até o momento.</text:p>
      <text:p text:style-name="P1">RF2<text:span text:style-name="T1">4</text:span> O sistema deve gerar relatório com todos os corretores cadastrado até o momento no sistema por ordem alfabetica.</text:p>
      <text:p text:style-name="P1">RF2<text:span text:style-name="T1">5</text:span> O sistema deve gerar relatório com todos os contratos de aluguel vigentes</text:p>
      <text:p text:style-name="P1">RF26 O Administrador poderá consultar os imóveis por tipo do imóvel</text:p>
      <text:p text:style-name="P1">RF2<text:span text:style-name="T1">7</text:span> O Administrador poderá consultar os imóveis po<text:span text:style-name="T1">r</text:span> cidade e bairro</text:p>
      <text:p text:style-name="P2">RF2<text:span text:style-name="T1">8 </text:span>O <text:span text:style-name="T1">Corretor</text:span> poderá consultar os imóveis por tipo do imóvel</text:p>
      <text:p text:style-name="P2">RF2<text:span text:style-name="T1">9</text:span> O <text:span text:style-name="T1">Corretor</text:span> poderá consultar os imóveis po<text:span text:style-name="T1">r</text:span> cidade e bairro</text:p>
      <text:p text:style-name="P1">RF<text:span text:style-name="T1">30</text:span> O Administrador poderá consultar <text:span text:style-name="T3">por nome</text:span> os clientes cadastrados.</text:p>
      <text:p text:style-name="P2">RF<text:span text:style-name="T1">31</text:span> O Administrador poderá consultar <text:span text:style-name="T3">por</text:span> <text:span text:style-name="T1">CPF </text:span>os clientes cadastrados.</text:p>
      <text:p text:style-name="P2">RF<text:span text:style-name="T1">32</text:span> O <text:span text:style-name="T1">Corretor</text:span> poderá consultar nome os clientes cadastrados.</text:p>
      <text:p text:style-name="P2">RF<text:span text:style-name="T1">33</text:span> O <text:span text:style-name="T1">Corretor</text:span> poderá consultar <text:span text:style-name="T1">CPF </text:span>os clientes cadastrados.</text:p>
      <text:p text:style-name="P3">RF<text:span text:style-name="T1">34</text:span> O <text:span text:style-name="T2">Administrador pode cadastrar outros Administradores no sistema</text:span></text:p>
      <text:p text:style-name="P4">RF<text:span text:style-name="T1">35</text:span> O <text:span text:style-name="T2">Administrador pode alterar seus próprios dados de cadastro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23:20:32.399893728</meta:creation-date>
    <dc:date>2019-01-24T23:59:58.166422243</dc:date>
    <meta:editing-duration>PT18M2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6" meta:word-count="362" meta:character-count="2324" meta:non-whitespace-character-count="1998"/>
  </office:meta>
</office:document-meta>
</file>